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co78" style:family="table-column">
      <style:table-column-properties fo:break-before="auto" style:column-width="107.21pt"/>
    </style:style>
    <style:style style:name="co79" style:family="table-column">
      <style:table-column-properties fo:break-before="auto" style:column-width="117.5pt"/>
    </style:style>
    <style:style style:name="co80" style:family="table-column">
      <style:table-column-properties fo:break-before="auto" style:column-width="111.49pt"/>
    </style:style>
    <style:style style:name="co81" style:family="table-column">
      <style:table-column-properties fo:break-before="auto" style:column-width="121.8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81" style:family="table-cell" style:parent-style-name="Default">
      <style:text-properties style:use-window-font-color="true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wrap-option="wrap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18" style:family="table-cell" style:parent-style-name="Default">
      <style:table-cell-properties fo:wrap-option="wrap" style:vertical-align="middle"/>
    </style:style>
    <style:style style:name="ce219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2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9" style:family="table-cell" style:parent-style-name="Default" style:data-style-name="N42"/>
    <style:style style:name="ce23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vertical-align="middl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="none"/>
    </style:style>
    <style:style style:name="ce25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6" style:family="table-cell" style:parent-style-name="Default">
      <style:text-properties fo:font-size="12pt" style:font-size-asian="12pt" style:font-size-complex="12pt"/>
    </style:style>
    <style:style style:name="ce27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order-bottom="0.74pt solid #000000" fo:border-left="none" fo:border-right="none" fo:border-top="none"/>
    </style:style>
    <style:style style:name="ce281" style:family="table-cell" style:parent-style-name="Default">
      <style:table-cell-properties fo:border-bottom="none" fo:border-left="none" fo:border-right="none" fo:border-top="0.74pt solid #000000"/>
    </style:style>
    <style:style style:name="ce282" style:family="table-cell" style:parent-style-name="Default">
      <style:table-cell-properties fo:border-bottom="0.74pt solid #000000" fo:wrap-option="wrap" fo:border-left="none" fo:border-right="none" fo:border-top="none"/>
    </style:style>
    <style:style style:name="ce2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284" style:family="table-cell" style:parent-style-name="Default">
      <style:text-properties fo:color="#666666"/>
    </style:style>
    <style:style style:name="ce285" style:family="table-cell" style:parent-style-name="Default">
      <style:table-cell-properties fo:wrap-option="wrap"/>
      <style:text-properties style:use-window-font-color="true"/>
    </style:style>
    <style:style style:name="ce286" style:family="table-cell" style:parent-style-name="Default">
      <style:text-properties style:use-window-font-color="true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9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7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0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0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3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3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3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6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69" style:family="table-cell" style:parent-style-name="Default" style:data-style-name="N42">
      <style:table-cell-properties style:vertical-align="middle"/>
    </style:style>
    <style:style style:name="ce37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1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16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18" style:family="table-cell" style:parent-style-name="Default">
      <style:table-cell-properties fo:wrap-option="wrap" style:vertical-align="middle"/>
      <style:text-properties style:use-window-font-color="true"/>
    </style:style>
    <style:style style:name="ce5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6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6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70" style:family="table-cell" style:parent-style-name="Default">
      <style:text-properties fo:font-weight="bold" style:font-weight-asian="bold" style:font-weight-complex="bold"/>
    </style:style>
    <style:style style:name="ce571" style:family="table-cell" style:parent-style-name="Default">
      <style:text-properties style:use-window-font-color="true" fo:font-weight="bold" style:font-weight-asian="bold" style:font-weight-complex="bold"/>
    </style:style>
    <style:style style:name="ce5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ext-properties style:use-window-font-color="true" fo:font-weight="normal" style:font-weight-asian="normal" style:font-weight-complex="normal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5" style:family="table-cell" style:parent-style-name="Default" style:data-style-name="N82"/>
    <style:style style:name="ce57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77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2" style:family="table-cell" style:parent-style-name="Default" style:data-style-name="N37"/>
    <style:style style:name="ce5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2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1pt" style:font-size-asian="11pt" style:font-weight-asian="bold" style:font-size-complex="11pt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Liberation Sans"/>
    </style:style>
    <style:style style:name="T2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3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2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3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3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35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Liberation Sans" style:font-name-asian="Liberation Sans" style:font-name-complex="Liberation Sans"/>
    </style:style>
    <style:style style:name="T40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1pt" fo:font-weight="normal" style:font-size-asian="11pt" style:font-size-complex="11pt" style:font-weight-asian="normal" style:font-weight-complex="normal"/>
    </style:style>
    <style:style style:name="T42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3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11pt" style:font-size-asian="11pt" style:font-size-complex="11pt" style:font-weight-asian="bold" style:font-weight-complex="bold"/>
    </style:style>
    <style:style style:name="T46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7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9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2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16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11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22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12" office:value-type="string" calcext:value-type="string">
            <text:p>Site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3"/>
          <table:table-cell table:style-name="ce217" office:value-type="string" calcext:value-type="string">
            <text:p>VPP Ebook Excerpt: Mondrian’s Optimism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4H30M00S" calcext:value-type="time">
            <text:p>02:30 PM</text:p>
          </table:table-cell>
          <table:table-cell table:style-name="ce221"/>
          <table:table-cell table:style-name="ce226"/>
          <table:table-cell table:style-name="ce221"/>
          <table:table-cell table:style-name="ce226"/>
          <table:table-cell table:style-name="ce221"/>
          <table:table-cell table:style-name="ce226"/>
          <table:table-cell table:style-name="ce217" office:value-type="string" calcext:value-type="string">
            <text:p>https://medium.com/@tomwhartung/piet-mondrians-optimism-book-excerpt-7d9ac56f65e9</text:p>
          </table:table-cell>
          <table:table-cell table:style-name="ce221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VPP Ebook Excerpt: Bibliography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16" office:value-type="string" calcext:value-type="string">
            <text:p>Visualizing GoT Personalities Ebook Excerp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Team Washington: With Jefferson and Hamilton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30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nnouncement on ArtsyVisions page also shared from tomwhartung page – see facebook/1-initial_post.txt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/>
          <table:table-cell table:style-name="ce216" office:value-type="string" calcext:value-type="string">
            <text:p><text:span text:style-name="T30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Cory’s book United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irsten’s book Off the Sideline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Why Bernie Sanders Matter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tch’s book The Long Game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Joe Biden, A Life of Trial and Redempti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The Hill to Die 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chael’s book Land of Flickering Lights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Amy’s book The Senator Next Door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45M00S" calcext:value-type="time">
            <text:p>11:45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Pete’s book Shortest Way Home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ke’s book Pence, Path to Power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Nancy’s book Woman of the House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5H45M00S" calcext:value-type="time">
            <text:p>03:45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7H00M00S" calcext:value-type="time">
            <text:p>05:0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annon, Always the Rebel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amala’s book The Truths We Hold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Elizabeth Warren, Her Fight, Her Work, Her Life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4H15M00S" calcext:value-type="time">
            <text:p>02:1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ernie’s book Guide to Political Revolution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50M00S" calcext:value-type="time">
            <text:p>02:50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16" office:value-type="string" calcext:value-type="string">
            <text:p>Review of Just How Stupid Are We?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9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20" office:value-type="string" calcext:value-type="string">
            <text:p>See one_and_few_offs shee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30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30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VPP Ebook Excerpt: Team Nat-po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 table:number-rows-repeated="3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7">
          <table:table-cell table:style-name="ce214"/>
          <table:table-cell table:style-name="ce218" office:value-type="string" calcext:value-type="string">
            <text:p>VPP Ebook Excerpt: Appendix B – Process</text:p>
          </table:table-cell>
          <table:table-cell table:style-name="ce222" office:value-type="date" office:date-value="2019-09-29" calcext:value-type="date">
            <text:p>2019-09-29</text:p>
          </table:table-cell>
          <table:table-cell table:style-name="ce226" office:value-type="time" office:time-value="PT00H30M00S" calcext:value-type="time">
            <text:p>12:30 A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30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30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29"> seeourminds.com</text:span>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30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Retweeted by @tomwhartung 2019-09-28 at 9:00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30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30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30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4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29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232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24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15" office:value-type="string" calcext:value-type="string">
            <text:p>Where</text:p>
          </table:table-cell>
          <table:table-cell table:style-name="ce215" office:value-type="string" calcext:value-type="string">
            <text:p>What</text:p>
          </table:table-cell>
          <table:table-cell table:style-name="ce212" office:value-type="string" calcext:value-type="string">
            <text:p>Dat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234"/>
        <table:table-column table:style-name="co11" table:default-cell-style-name="ce243"/>
        <table:table-column table:style-name="co1" table:default-cell-style-name="ce243"/>
        <table:table-column table:style-name="co12" table:default-cell-style-name="ce250"/>
        <table:table-column table:style-name="co13" table:default-cell-style-name="ce218"/>
        <table:table-column table:style-name="co14" table:default-cell-style-name="ce258"/>
        <table:table-column table:style-name="co15" table:default-cell-style-name="ce263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232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238" table:number-columns-repeated="2"/>
          <table:table-cell table:style-name="ce244"/>
          <table:table-cell table:style-name="ce251"/>
          <table:table-cell table:style-name="ce257"/>
          <table:table-cell table:style-name="ce260"/>
          <table:table-cell table:style-name="ce231"/>
          <table:table-cell table:style-name="ce269" office:value-type="string" calcext:value-type="string">
            <text:p>Jungian Politics: 2019-12-09 – 2019-12-21</text:p>
          </table:table-cell>
          <table:table-cell table:style-name="ce231" table:number-columns-repeated="8"/>
          <table:table-cell table:style-name="ce258"/>
          <table:table-cell table:number-columns-repeated="46"/>
        </table:table-row>
        <table:table-row table:style-name="ro4">
          <table:table-cell table:style-name="ce235" office:value-type="string" calcext:value-type="string">
            <text:p>Post</text:p>
          </table:table-cell>
          <table:table-cell table:style-name="ce239" office:value-type="string" calcext:value-type="string" table:number-columns-spanned="3" table:number-rows-spanned="1">
            <text:p>Day to</text:p>
          </table:table-cell>
          <table:covered-table-cell table:style-name="ce239"/>
          <table:covered-table-cell table:style-name="ce245"/>
          <table:table-cell table:style-name="ce252" office:value-type="string" calcext:value-type="string">
            <text:p>Images to Compare</text:p>
          </table:table-cell>
          <table:table-cell table:style-name="ce252" office:value-type="string" calcext:value-type="string">
            <text:p>Theme</text:p>
          </table:table-cell>
          <table:table-cell table:style-name="ce252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276" table:number-columns-repeated="45"/>
        </table:table-row>
        <table:table-row table:style-name="ro4">
          <table:table-cell table:style-name="ce235" office:value-type="string" calcext:value-type="string">
            <text:p>Num</text:p>
          </table:table-cell>
          <table:table-cell table:style-name="ce239" office:value-type="string" calcext:value-type="string" table:number-columns-spanned="3" table:number-rows-spanned="1">
            <text:p>Drip It</text:p>
          </table:table-cell>
          <table:covered-table-cell table:style-name="ce239"/>
          <table:covered-table-cell table:style-name="ce245"/>
          <table:table-cell table:style-name="ce252" office:value-type="string" calcext:value-type="string">
            <text:p>and Post</text:p>
          </table:table-cell>
          <table:table-cell table:style-name="ce212" office:value-type="string" calcext:value-type="string">
            <text:p>- XYZ -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6" table:number-columns-repeated="44"/>
        </table:table-row>
        <table:table-row table:style-name="ro5">
          <table:table-cell table:style-name="ce236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3" office:value-type="string" calcext:value-type="string">
            <text:p><text:span text:style-name="T31">George Washington &amp; </text:span><text:span text:style-name="T32">Joe Biden – 1/8</text:span>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236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1" office:value-type="string" calcext:value-type="string">
            <text:p>George Washington – Image only – 01a</text:p>
          </table:table-cell>
          <table:table-cell table:style-name="ce257" office:value-type="string" calcext:value-type="string">
            <text:p>Colorfully Warm</text:p>
          </table:table-cell>
          <table:table-cell table:style-name="ce262" office:value-type="string" calcext:value-type="string">
            <text:p>image on so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236" office:value-type="float" office:value="3" calcext:value-type="float">
            <text:p>3</text:p>
          </table:table-cell>
          <table:table-cell table:style-name="ce241" office:value-type="float" office:value="2" calcext:value-type="float">
            <text:p>2</text:p>
          </table:table-cell>
          <table:table-cell table:style-name="ce240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Joe Biden – image only – 01b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236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Amy Klobuchar – image only – 01c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5" calcext:value-type="float">
            <text:p>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table:style-name="ce254" office:value-type="string" calcext:value-type="string">
            <text:p><text:span text:style-name="T31">Alexander Hamilton &amp; </text:span><text:span text:style-name="T32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7" table:number-columns-repeated="3"/>
          <table:table-cell table:style-name="ce249"/>
          <table:table-cell table:style-name="ce255" table:number-columns-repeated="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75"/>
          <table:table-cell table:style-name="ce273"/>
          <table:table-cell table:style-name="ce255" table:number-columns-repeated="45"/>
        </table:table-row>
        <table:table-row table:style-name="ro9">
          <table:table-cell table:style-name="ce236" office:value-type="float" office:value="8" calcext:value-type="float">
            <text:p>8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table:style-name="ce254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9" calcext:value-type="float">
            <text:p>9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236" office:value-type="float" office:value="10" calcext:value-type="float">
            <text:p>10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Fri</text:p>
          </table:table-cell>
          <table:table-cell table:style-name="ce24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1" calcext:value-type="float">
            <text:p>11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Sat</text:p>
          </table:table-cell>
          <table:table-cell table:style-name="ce24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37"/>
          <table:table-cell table:style-name="ce236"/>
          <table:table-cell table:style-name="ce247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2" calcext:value-type="float">
            <text:p>12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table:style-name="ce254" office:value-type="string" calcext:value-type="string">
            <text:p><text:span text:style-name="T31">Patrick Henry &amp; </text:span><text:span text:style-name="T32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3" calcext:value-type="float">
            <text:p>13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236" office:value-type="float" office:value="14" calcext:value-type="float">
            <text:p>14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5" calcext:value-type="float">
            <text:p>15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table:style-name="ce254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16" calcext:value-type="float">
            <text:p>16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236" office:value-type="float" office:value="17" calcext:value-type="float">
            <text:p>1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20H40M00S" calcext:value-type="time">
            <text:p>08:4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18" calcext:value-type="float">
            <text:p>18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236" office:value-type="float" office:value="19" calcext:value-type="float">
            <text:p>19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6H50M00S" calcext:value-type="time">
            <text:p>04:5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20" calcext:value-type="float">
            <text:p>20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236" office:value-type="float" office:value="21" calcext:value-type="float">
            <text:p>21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45M00S" calcext:value-type="time">
            <text:p>03:4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236" table:number-columns-repeated="2"/>
          <table:table-cell table:style-name="ce241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7" office:value-type="float" office:value="22" calcext:value-type="float">
            <text:p>22</text:p>
          </table:table-cell>
          <table:table-cell table:style-name="ce242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table:style-name="ce256" office:value-type="string" calcext:value-type="string">
            <text:p>Ben Franklin &amp; Cory Booker – 6/8</text:p>
          </table:table-cell>
          <table:table-cell table:style-name="ce259"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0H40M00S" calcext:value-type="time">
            <text:p>10:40 A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style-name="ce255" table:number-columns-repeated="44"/>
        </table:table-row>
        <table:table-row table:style-name="ro9">
          <table:table-cell table:style-name="ce236" office:value-type="float" office:value="23" calcext:value-type="float">
            <text:p>23</text:p>
          </table:table-cell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8H35M00S" calcext:value-type="time">
            <text:p>06:35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236" office:value-type="float" office:value="24" calcext:value-type="float">
            <text:p>24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5" calcext:value-type="float">
            <text:p>25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table:style-name="ce254" office:value-type="string" calcext:value-type="string">
            <text:p><text:span text:style-name="T31">Daenerys Stormborn &amp; </text:span><text:span text:style-name="T32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236" office:value-type="float" office:value="26" calcext:value-type="float">
            <text:p>26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0H30M00S" calcext:value-type="time">
            <text:p>10:30 A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236" office:value-type="float" office:value="27" calcext:value-type="float">
            <text:p>27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6H20M00S" calcext:value-type="time">
            <text:p>04:2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8" calcext:value-type="float">
            <text:p>28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table:style-name="ce254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09H05M00S" calcext:value-type="time">
            <text:p>09:05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236" office:value-type="float" office:value="29" calcext:value-type="float">
            <text:p>29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19H30M00S" calcext:value-type="time">
            <text:p>07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237" office:value-type="float" office:value="30" calcext:value-type="float">
            <text:p>30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20-01-01" calcext:value-type="date">
            <text:p>2020-01-01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55" table:number-columns-repeated="45"/>
        </table:table-row>
        <table:table-row table:style-name="ro9">
          <table:table-cell table:style-name="ce236" office:value-type="float" office:value="31" calcext:value-type="float">
            <text:p>31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20-01-02" calcext:value-type="date">
            <text:p>2020-01-02</text:p>
          </table:table-cell>
          <table:table-cell table:style-name="ce272" office:value-type="time" office:time-value="PT19H20M00S" calcext:value-type="time">
            <text:p>07:2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1.5" calcext:value-type="float">
            <text:p>21.5</text:p>
          </table:table-cell>
          <table:table-cell table:style-name="ce236" office:value-type="float" office:value="10.5" calcext:value-type="float">
            <text:p>10.5</text:p>
          </table:table-cell>
          <table:table-cell table:style-name="ce241" office:value-type="string" calcext:value-type="string">
            <text:p>Sun</text:p>
          </table:table-cell>
          <table:table-cell table:style-name="ce24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groja.com/about</text:p>
          </table:table-cell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34">
          <table:table-cell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25">
          <table:table-cell/>
          <table:table-cell table:style-name="ce241" table:number-columns-repeated="2"/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232"/>
        <table:table-column table:style-name="co5" table:number-columns-repeated="12" table:default-cell-style-name="Default"/>
        <table:table-column table:style-name="co26" table:default-cell-style-name="ce216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224" office:value-type="string" calcext:value-type="string">
            <text:p>Free Ebook Days: 2019-10-14 <text:span text:style-name="T39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style-name="ce228" office:value-type="string" calcext:value-type="string" table:number-columns-spanned="2" table:number-rows-spanned="1">
            <text:p>Pinterest</text:p>
          </table:table-cell>
          <table:covered-table-cell/>
          <table:table-cell table:style-name="ce212" office:value-type="string" calcext:value-type="string" table:number-columns-spanned="2" table:number-rows-spanned="1">
            <text:p>Tumblr</text:p>
          </table:table-cell>
          <table:covered-table-cell/>
          <table:table-cell table:style-name="ce22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12" office:value-type="string" calcext:value-type="string">
            <text:p>Dates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47"/>
          <table:table-cell table:number-columns-repeated="960"/>
        </table:table-row>
        <table:table-row table:style-name="ro5">
          <table:table-cell table:style-name="ce278" office:value-type="string" calcext:value-type="string">
            <text:p>Oct. 17, 2019 – after debate, 1 of 5</text:p>
          </table:table-cell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0-14" calcext:value-type="date">
            <text:p>10-14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1.txt</text:p>
          </table:table-cell>
          <table:table-cell table:style-name="ce221"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Reminder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0-16" calcext:value-type="date">
            <text:p>10-16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1 – main pos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40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<text:span text:style-name="T33">Text announcement on </text:span><text:span text:style-name="T34">better together </text:span>slack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number-columns-repeated="5" table:style-name="ce225" office:value-type="string" calcext:value-type="string">
            <text:p>N/A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2 – in case you missed i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40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3 – last call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40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279" office:value-type="string" calcext:value-type="string">
            <text:p>Nov. 20-21, 2019 – day of and after fifth debate, 2-3 of 5</text:p>
          </table:table-cell>
          <table:table-cell table:style-name="ce281"/>
          <table:table-cell table:style-name="ce289"/>
          <table:table-cell table:style-name="ce295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283"/>
          <table:table-cell table:number-columns-repeated="1007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1-18" calcext:value-type="date">
            <text:p>11-18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6H20M00S" calcext:value-type="time">
            <text:p>04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218" office:value-type="string" calcext:value-type="string">
            <text:p>text/01-my_reason-text_post.txt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Announcement</text:p>
          </table:table-cell>
          <table:table-cell table:style-name="ce258" office:value-type="string" calcext:value-type="string">
            <text:p>Tue</text:p>
          </table:table-cell>
          <table:table-cell table:style-name="ce294" office:value-type="date" office:date-value="2019-11-19" calcext:value-type="date">
            <text:p>11-19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5H00M00S" calcext:value-type="time">
            <text:p>03:00 PM</text:p>
          </table:table-cell>
          <table:table-cell table:style-name="ce218" office:value-type="string" calcext:value-type="string">
            <text:p>images/02-my_reason-for_writing-1.jpg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– Go Deeper than the Debates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When Trump Fired Comey…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1-21" calcext:value-type="date">
            <text:p>11-21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Text – Free Ebook Days, day 2</text:p>
          </table:table-cell>
          <table:table-cell table:style-name="ce290" office:value-type="string" calcext:value-type="string">
            <text:p>Thu</text:p>
          </table:table-cell>
          <table:table-cell table:style-name="ce296" office:value-type="date" office:date-value="2019-11-21" calcext:value-type="date">
            <text:p>11-21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number-columns-repeated="6" table:style-name="ce310" office:value-type="string" calcext:value-type="string">
            <text:p>N/A</text:p>
          </table:table-cell>
          <table:table-cell table:style-name="ce28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1008"/>
        </table:table-row>
        <table:table-row table:style-name="ro5">
          <table:table-cell table:style-name="ce279" office:value-type="string" calcext:value-type="string">
            <text:p>Feb. 19, 2020 – Ninth Debate, 1 of 5</text:p>
          </table:table-cell>
          <table:table-cell table:style-name="ce283"/>
          <table:table-cell table:style-name="ce291"/>
          <table:table-cell table:style-name="ce297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28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nitial announcement of all dates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2-16" calcext:value-type="date">
            <text:p>02-16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18" calcext:value-type="date">
            <text:p>02-18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of debate – early</text:p>
          </table:table-cell>
          <table:table-cell table:style-name="ce288" office:value-type="string" calcext:value-type="string">
            <text:p>Wed</text:p>
          </table:table-cell>
          <table:table-cell table:style-name="ce293" office:value-type="date" office:date-value="2020-02-19" calcext:value-type="date">
            <text:p>02-19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284" office:value-type="string" calcext:value-type="string">
            <text:p><text:span text:style-name="T35">After debate – </text:span><text:span text:style-name="T36">one and few offs</text:span><text:span text:style-name="T9"> </text:span>– primary_voters/02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1" calcext:value-type="date">
            <text:p>02-21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Feb. 25, 2020 – Tenth Debate, 2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Mon</text:p>
          </table:table-cell>
          <table:table-cell table:style-name="ce293" office:value-type="date" office:date-value="2020-02-24" calcext:value-type="date">
            <text:p>02-24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285" office:value-type="string" calcext:value-type="string">
            <text:p>Day of debate – early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25" calcext:value-type="date">
            <text:p>02-25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286" office:value-type="string" calcext:value-type="string">
            <text:p><text:span text:style-name="T37">After debate – </text:span><text:span text:style-name="T38">one and few offs </text:span>– primary_voters/03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8" calcext:value-type="date">
            <text:p>02-28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Mar. 2-3, 2020 – Super Tuesday Eve &amp; Day, 3-4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 table:number-columns-repeated="3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5">
          <table:table-cell table:style-name="ce278"/>
          <table:table-cell table:style-name="ce216" office:value-type="string" calcext:value-type="string">
            <text:p>Day before free ebook days start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3-01" calcext:value-type="date">
            <text:p>03-01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First free ebook day</text:p>
          </table:table-cell>
          <table:table-cell table:style-name="ce288" office:value-type="string" calcext:value-type="string">
            <text:p>Mon</text:p>
          </table:table-cell>
          <table:table-cell table:style-name="ce299" office:value-type="date" office:date-value="2020-03-02" calcext:value-type="date">
            <text:p>03-02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Last free ebook day</text:p>
          </table:table-cell>
          <table:table-cell table:style-name="ce290" office:value-type="string" calcext:value-type="string">
            <text:p>Tue</text:p>
          </table:table-cell>
          <table:table-cell table:style-name="ce300" office:value-type="date" office:date-value="2020-03-03" calcext:value-type="date">
            <text:p>03-03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282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 table:number-columns-repeated="3"/>
          <table:table-cell table:style-name="ce299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4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11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52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13"/>
        <table:table-column table:style-name="co28" table:default-cell-style-name="ce232"/>
        <table:table-column table:style-name="co29" table:default-cell-style-name="ce232"/>
        <table:table-column table:style-name="co20" table:default-cell-style-name="ce232"/>
        <table:table-column table:style-name="co30" table:default-cell-style-name="ce334"/>
        <table:table-column table:style-name="co31" table:default-cell-style-name="ce221"/>
        <table:table-column table:style-name="co32" table:default-cell-style-name="ce231"/>
        <table:table-column table:style-name="co33" table:default-cell-style-name="ce231"/>
        <table:table-column table:style-name="co34" table:default-cell-style-name="ce231"/>
        <table:table-column table:style-name="co35" table:default-cell-style-name="ce231"/>
        <table:table-column table:style-name="co36" table:default-cell-style-name="ce231"/>
        <table:table-column table:style-name="co35" table:default-cell-style-name="ce231"/>
        <table:table-column table:style-name="co37" table:default-cell-style-name="ce231"/>
        <table:table-column table:style-name="co38" table:default-cell-style-name="ce231"/>
        <table:table-column table:style-name="co39" table:default-cell-style-name="ce231"/>
        <table:table-column table:style-name="co40" table:default-cell-style-name="ce231"/>
        <table:table-column table:style-name="co34" table:default-cell-style-name="ce231"/>
        <table:table-column table:style-name="co32" table:default-cell-style-name="ce231"/>
        <table:table-column table:style-name="co41" table:default-cell-style-name="ce218"/>
        <table:table-column table:style-name="co5" table:default-cell-style-name="ce218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269" office:value-type="string" calcext:value-type="string">
            <text:p><text:span text:style-name="T43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14" office:value-type="string" calcext:value-type="string">
            <text:p>Pre-</text:p>
          </table:table-cell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/>
          <table:table-cell table:style-name="ce252" office:value-type="string" calcext:value-type="string">
            <text:p>Image Content and</text:p>
          </table:table-cell>
          <table:table-cell table:style-name="ce346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 table:number-columns-repeated="2"/>
          <table:table-cell table:number-columns-repeated="1004"/>
        </table:table-row>
        <table:table-row table:style-name="ro4">
          <table:table-cell table:style-name="ce212" office:value-type="string" calcext:value-type="string">
            <text:p>fix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Portrait, If Applicable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7"/>
          <table:table-cell table:number-columns-repeated="1004"/>
        </table:table-row>
        <table:table-row table:style-name="ro11">
          <table:table-cell table:style-name="ce234"/>
          <table:table-cell table:number-columns-repeated="3"/>
          <table:table-cell table:style-name="ce251"/>
          <table:table-cell table:style-name="ce347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77" table:number-columns-repeated="2"/>
          <table:table-cell table:number-columns-repeated="1004"/>
        </table:table-row>
        <table:table-row table:style-name="ro12">
          <table:table-cell table:style-name="ce315" office:value-type="string" calcext:value-type="string">
            <text:p>0a</text:p>
          </table:table-cell>
          <table:table-cell table:style-name="ce289" office:value-type="float" office:value="1" calcext:value-type="float">
            <text:p>1</text:p>
          </table:table-cell>
          <table:table-cell table:style-name="ce328" office:value-type="string" calcext:value-type="string">
            <text:p>Thu</text:p>
          </table:table-cell>
          <table:table-cell table:style-name="ce295" office:value-type="date" office:date-value="2020-02-13" calcext:value-type="date">
            <text:p>02-13</text:p>
          </table:table-cell>
          <table:table-cell table:style-name="ce335" office:value-type="string" calcext:value-type="string">
            <text:p>0a-my_process – Introduce the 6-Step Process</text:p>
          </table:table-cell>
          <table:table-cell table:style-name="ce348" office:value-type="string" calcext:value-type="string">
            <text:p>A-AP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71" office:value-type="string" calcext:value-type="string">
            <text:p>0a-my_process</text:p>
          </table:table-cell>
          <table:table-cell table:style-name="ce277"/>
          <table:table-cell table:number-columns-repeated="1004"/>
        </table:table-row>
        <table:table-row table:style-name="ro12">
          <table:table-cell table:style-name="ce316" office:value-type="string" calcext:value-type="string">
            <text:p>0b</text:p>
          </table:table-cell>
          <table:table-cell table:style-name="ce325" office:value-type="float" office:value="2" calcext:value-type="float">
            <text:p>2</text:p>
          </table:table-cell>
          <table:table-cell table:style-name="ce327" office:value-type="string" calcext:value-type="string">
            <text:p>Fri</text:p>
          </table:table-cell>
          <table:table-cell table:style-name="ce330" office:value-type="date" office:date-value="2020-02-14" calcext:value-type="date">
            <text:p>02-14</text:p>
          </table:table-cell>
          <table:table-cell table:style-name="ce336" office:value-type="string" calcext:value-type="string">
            <text:p>0b-it_evolves-tomh_1987 – <text:span text:style-name="T9">Tom H 1987</text:span></text:p>
          </table:table-cell>
          <table:table-cell table:style-name="ce349" office:value-type="string" calcext:value-type="string">
            <text:p>A-AP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438" office:value-type="string" calcext:value-type="string">
            <text:p>0b-it_evolves-tomh_1987</text:p>
          </table:table-cell>
          <table:table-cell table:style-name="ce277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17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99" office:value-type="date" office:date-value="2020-02-15" calcext:value-type="date">
            <text:p>02-15</text:p>
          </table:table-cell>
          <table:table-cell table:style-name="ce338" office:value-type="string" calcext:value-type="string">
            <text:p>1a-step_1 – Learn about the pers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512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99" office:value-type="date" office:date-value="2020-02-16" calcext:value-type="date">
            <text:p>02-16</text:p>
          </table:table-cell>
          <table:table-cell table:style-name="ce338" office:value-type="string" calcext:value-type="string">
            <text:p>1b-jeffersons_profile – <text:span text:style-name="T9">Thomas Jeffers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51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2-17" calcext:value-type="date">
            <text:p>02-17</text:p>
          </table:table-cell>
          <table:table-cell table:style-name="ce338" office:value-type="string" calcext:value-type="string">
            <text:p>1c-hamiltons_profile-1 – <text:span text:style-name="T9">Alexander Hamilt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51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2-18" calcext:value-type="date">
            <text:p>02-18</text:p>
          </table:table-cell>
          <table:table-cell table:style-name="ce339" office:value-type="string" calcext:value-type="string">
            <text:p><text:span text:style-name="T14">1d-combo_image – </text:span>Jefferson &amp; Hamilt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512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2a</text:p>
          </table:table-cell>
          <table:table-cell table:style-name="ce289" office:value-type="float" office:value="7" calcext:value-type="float">
            <text:p>7</text:p>
          </table:table-cell>
          <table:table-cell table:style-name="ce289" office:value-type="string" calcext:value-type="string">
            <text:p>Thu</text:p>
          </table:table-cell>
          <table:table-cell table:style-name="ce332" office:value-type="date" office:date-value="2020-02-20" calcext:value-type="date">
            <text:p>02-20</text:p>
          </table:table-cell>
          <table:table-cell table:style-name="ce340" office:value-type="string" calcext:value-type="string">
            <text:p>2a-step_2 – Step 2 – Answer a questionnaire</text:p>
          </table:table-cell>
          <table:table-cell table:style-name="ce328" office:value-type="string" calcext:value-type="string">
            <text:p>SOM-QZ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71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318" office:value-type="string" calcext:value-type="string">
            <text:p>2b</text:p>
          </table:table-cell>
          <table:table-cell table:style-name="ce326" office:value-type="float" office:value="8" calcext:value-type="float">
            <text:p>8</text:p>
          </table:table-cell>
          <table:table-cell table:style-name="ce329" office:value-type="string" calcext:value-type="string">
            <text:p>Fri</text:p>
          </table:table-cell>
          <table:table-cell table:style-name="ce333" office:value-type="date" office:date-value="2020-02-21" calcext:value-type="date">
            <text:p>02-21</text:p>
          </table:table-cell>
          <table:table-cell table:style-name="ce341" office:value-type="string" calcext:value-type="string">
            <text:p>2b-tomh-humanmetrics – <text:span text:style-name="T9">Tom H Humanmetrics </text:span><text:span text:style-name="T15">– </text:span><text:span text:style-name="T41">later</text:span></text:p>
          </table:table-cell>
          <table:table-cell table:style-name="ce350" office:value-type="string" calcext:value-type="string">
            <text:p>SOM-QZ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513" office:value-type="string" calcext:value-type="string">
            <text:p>2b-tomh-humanmetrics</text:p>
          </table:table-cell>
          <table:table-cell table:style-name="ce518"/>
          <table:table-cell table:style-name="ce286" table:number-columns-repeated="1004"/>
        </table:table-row>
        <table:table-row table:style-name="ro9">
          <table:table-cell table:style-name="ce319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75" office:value-type="string" calcext:value-type="string">
            <text:p>Sat</text:p>
          </table:table-cell>
          <table:table-cell table:style-name="ce331" office:value-type="date" office:date-value="2020-02-22" calcext:value-type="date">
            <text:p>02-22</text:p>
          </table:table-cell>
          <table:table-cell table:style-name="ce33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512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2d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string" calcext:value-type="string">
            <text:p>Sun</text:p>
          </table:table-cell>
          <table:table-cell table:style-name="ce330" office:value-type="date" office:date-value="2020-02-23" calcext:value-type="date">
            <text:p>02-23</text:p>
          </table:table-cell>
          <table:table-cell table:style-name="ce342" office:value-type="string" calcext:value-type="string">
            <text:p><text:span text:style-name="T14">2d-combo_image – </text:span>Humanmetrics &amp; MBTI</text:p>
          </table:table-cell>
          <table:table-cell table:style-name="ce325" office:value-type="string" calcext:value-type="string">
            <text:p>SOM-QZ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438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2-25" calcext:value-type="date">
            <text:p>02-25</text:p>
          </table:table-cell>
          <table:table-cell table:style-name="ce338" office:value-type="string" calcext:value-type="string">
            <text:p>3a-step_3 – Use a program to draw – later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514" office:value-type="string" calcext:value-type="string">
            <text:p>3a-step_3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75" office:value-type="string" calcext:value-type="string">
            <text:p>Wed</text:p>
          </table:table-cell>
          <table:table-cell table:style-name="ce331" office:value-type="date" office:date-value="2020-02-26" calcext:value-type="date">
            <text:p>02-26</text:p>
          </table:table-cell>
          <table:table-cell table:style-name="ce251" office:value-type="string" calcext:value-type="string">
            <text:p>3b-drawing-luke – <text:span text:style-name="T9">Luke Skywalk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514" office:value-type="string" calcext:value-type="string">
            <text:p>3b-drawing-luk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2-27" calcext:value-type="date">
            <text:p>02-27</text:p>
          </table:table-cell>
          <table:table-cell table:style-name="ce338" office:value-type="string" calcext:value-type="string">
            <text:p>3c-drawing-darth – <text:span text:style-name="T9">Darth Vad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514" office:value-type="string" calcext:value-type="string">
            <text:p>3c-drawing-darth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2-29" calcext:value-type="date">
            <text:p>02-29</text:p>
          </table:table-cell>
          <table:table-cell table:style-name="ce339" office:value-type="string" calcext:value-type="string">
            <text:p><text:span text:style-name="T14">3d-combo_image – </text:span>Luke Skywalker &amp; Darth Vader</text:p>
          </table:table-cell>
          <table:table-cell table:style-name="ce232" office:value-type="string" calcext:value-type="string">
            <text:p>GROJA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514" office:value-type="string" calcext:value-type="string">
            <text:p>3d-combo_imag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5" office:value-type="string" calcext:value-type="string">
            <text:p>4a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string" calcext:value-type="string">
            <text:p>Wed</text:p>
          </table:table-cell>
          <table:table-cell table:style-name="ce332" office:value-type="date" office:date-value="2020-03-04" calcext:value-type="date">
            <text:p>03-04</text:p>
          </table:table-cell>
          <table:table-cell table:style-name="ce340" office:value-type="string" calcext:value-type="string">
            <text:p>4a-step_4 – Step 4 – Post images online</text:p>
          </table:table-cell>
          <table:table-cell table:style-name="ce328" office:value-type="string" calcext:value-type="string">
            <text:p>SOM-GAL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71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3-05" calcext:value-type="date">
            <text:p>03-05</text:p>
          </table:table-cell>
          <table:table-cell table:style-name="ce338" office:value-type="string" calcext:value-type="string">
            <text:p>4b-seeourminds-mulder – <text:span text:style-name="T9">Fox Mulder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512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06" calcext:value-type="date">
            <text:p>03-06</text:p>
          </table:table-cell>
          <table:table-cell table:style-name="ce338" office:value-type="string" calcext:value-type="string">
            <text:p>4c-artsyvisions-scully – <text:span text:style-name="T9">Dana Scully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512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4d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3-07" calcext:value-type="date">
            <text:p>03-07</text:p>
          </table:table-cell>
          <table:table-cell table:style-name="ce342" office:value-type="string" calcext:value-type="string">
            <text:p><text:span text:style-name="T14">4d-combo_image – </text:span>Mulder &amp; Scully</text:p>
          </table:table-cell>
          <table:table-cell table:style-name="ce349" office:value-type="string" calcext:value-type="string">
            <text:p>AV-MS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438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3-10" calcext:value-type="date">
            <text:p>03-10</text:p>
          </table:table-cell>
          <table:table-cell table:style-name="ce338" office:value-type="string" calcext:value-type="string">
            <text:p>5a-step_5 – Step 5 – Use images in ebooks</text:p>
          </table:table-cell>
          <table:table-cell table:style-name="ce257" office:value-type="string" calcext:value-type="string">
            <text:p>A-AP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512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33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512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343" office:value-type="string" calcext:value-type="string">
            <text:p><text:span text:style-name="T37">5c-ebooks-nancy – Images are tricky – </text:span><text:span text:style-name="T38">Nancy Pelosi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512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13" calcext:value-type="date">
            <text:p>03-13</text:p>
          </table:table-cell>
          <table:table-cell table:style-name="ce33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512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6a</text:p>
          </table:table-cell>
          <table:table-cell table:style-name="ce289" office:value-type="float" office:value="23" calcext:value-type="float">
            <text:p>23</text:p>
          </table:table-cell>
          <table:table-cell table:style-name="ce289" office:value-type="string" calcext:value-type="string">
            <text:p>Mon</text:p>
          </table:table-cell>
          <table:table-cell table:style-name="ce332" office:value-type="date" office:date-value="2020-03-16" calcext:value-type="date">
            <text:p>03-16</text:p>
          </table:table-cell>
          <table:table-cell table:style-name="ce340" office:value-type="string" calcext:value-type="string">
            <text:p>6a-step_6 – Step 6 – Post images to social networks</text:p>
          </table:table-cell>
          <table:table-cell table:style-name="ce348" office:value-type="string" calcext:value-type="string">
            <text:p>A-AP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71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344" office:value-type="string" calcext:value-type="string">
            <text:p><text:span text:style-name="T37">6b-social_sites – </text:span><text:span text:style-name="T38">George Washington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512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338" office:value-type="string" calcext:value-type="string">
            <text:p><text:span text:style-name="T42">6c-final_note – Summary – </text:span><text:span text:style-name="T9">Patrick Henry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512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6d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string" calcext:value-type="string">
            <text:p>Thu</text:p>
          </table:table-cell>
          <table:table-cell table:style-name="ce330" office:value-type="date" office:date-value="2020-03-19" calcext:value-type="date">
            <text:p>03-19</text:p>
          </table:table-cell>
          <table:table-cell table:style-name="ce342" office:value-type="string" calcext:value-type="string">
            <text:p><text:span text:style-name="T14">6d-combo_image – </text:span>Founders deluxe combo image</text:p>
          </table:table-cell>
          <table:table-cell table:style-name="ce349" office:value-type="string" calcext:value-type="string">
            <text:p>A-AP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5M00S" calcext:value-type="time">
            <text:p>10:1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25M00S" calcext:value-type="time">
            <text:p>10:2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0M00S" calcext:value-type="time">
            <text:p>10:10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45M00S" calcext:value-type="time">
            <text:p>10:45 AM</text:p>
          </table:table-cell>
          <table:table-cell table:style-name="ce438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321" office:value-type="string" calcext:value-type="string">
            <text:p>7a</text:p>
          </table:table-cell>
          <table:table-cell table:style-name="ce328" office:value-type="float" office:value="27" calcext:value-type="float">
            <text:p>27</text:p>
          </table:table-cell>
          <table:table-cell table:style-name="ce289" office:value-type="string" calcext:value-type="string">
            <text:p>Mon</text:p>
          </table:table-cell>
          <table:table-cell table:style-name="ce328" office:value-type="string" calcext:value-type="string">
            <text:p>03-23</text:p>
          </table:table-cell>
          <table:table-cell table:style-name="ce340" office:value-type="string" calcext:value-type="string">
            <text:p>7a-case_study-cheers – Case Study – Cheers</text:p>
          </table:table-cell>
          <table:table-cell table:style-name="ce348" office:value-type="string" calcext:value-type="string">
            <text:p>SOM-CH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50M00S" calcext:value-type="time">
            <text:p>08:50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515" office:value-type="string" calcext:value-type="string">
            <text:p>7a-case_study-cheers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25M00S" calcext:value-type="time">
            <text:p>10:2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7" calcext:value-type="date">
            <text:p>03-27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22" office:value-type="string" calcext:value-type="string">
            <text:p>7d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string" calcext:value-type="string">
            <text:p>Thu</text:p>
          </table:table-cell>
          <table:table-cell table:style-name="ce327" office:value-type="string" calcext:value-type="string">
            <text:p>03-26</text:p>
          </table:table-cell>
          <table:table-cell table:style-name="ce280" office:value-type="string" calcext:value-type="string">
            <text:p>7d-norm-lilith – Norm and Lilith</text:p>
          </table:table-cell>
          <table:table-cell table:style-name="ce349" office:value-type="string" calcext:value-type="string">
            <text:p>SOM-CH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0M00S" calcext:value-type="time">
            <text:p>09:1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516" office:value-type="string" calcext:value-type="string">
            <text:p>7d-norm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238" office:value-type="string" calcext:value-type="string">
            <text:p>“Link To” Key</text:p>
          </table:table-cell>
          <table:table-cell table:style-name="ce221"/>
          <table:table-cell table:style-name="ce338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-AP</text:p>
          </table:table-cell>
          <table:table-cell table:style-name="ce251" office:value-type="string" calcext:value-type="string">
            <text:p>amazon author page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21" office:value-type="string" calcext:value-type="string">
            <text:p>A-VPP</text:p>
          </table:table-cell>
          <table:table-cell table:style-name="ce338" office:value-type="string" calcext:value-type="string">
            <text:p>Visualizing Politicians’ Personalities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V-MS</text:p>
          </table:table-cell>
          <table:table-cell table:style-name="ce251" office:value-type="string" calcext:value-type="string">
            <text:p>ArtsyVisions.com – Mulder &amp; Skully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-POL</text:p>
          </table:table-cell>
          <table:table-cell table:style-name="ce251" office:value-type="string" calcext:value-type="string">
            <text:p>Goodreads – Politicans 2019 bookshelf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OJA</text:p>
          </table:table-cell>
          <table:table-cell table:style-name="ce345" office:value-type="string" calcext:value-type="string">
            <text:p>Groja.com – About</text:p>
          </table:table-cell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table:style-name="ce221" office:value-type="string" calcext:value-type="string">
            <text:p>SOM-GAL</text:p>
          </table:table-cell>
          <table:table-cell table:style-name="ce251" office:value-type="string" calcext:value-type="string">
            <text:p>SeeOurMinds – Galleries – All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CH</text:p>
          </table:table-cell>
          <table:table-cell table:style-name="ce251" office:value-type="string" calcext:value-type="string">
            <text:p>SeeOurMinds – Cheers Gallery</text:p>
          </table:table-cell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H</text:p>
          </table:table-cell>
          <table:table-cell table:style-name="ce251" office:value-type="string" calcext:value-type="string">
            <text:p>SeeOurMinds – Home page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QZ</text:p>
          </table:table-cell>
          <table:table-cell table:style-name="ce251" office:value-type="string" calcext:value-type="string">
            <text:p>SeeOurMinds – Quiz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257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2"/>
          <table:table-cell table:style-name="Default" table:number-columns-repeated="2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4">
          <table:table-cell table:style-name="ce323"/>
          <table:table-cell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4">
          <table:table-cell table:style-name="ce324"/>
          <table:table-cell table:number-columns-repeated="4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7">
          <table:table-cell table:style-name="ce238"/>
          <table:table-cell table:style-name="ce221"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35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ce232"/>
        <table:table-column table:style-name="co5" table:number-columns-repeated="14" table:default-cell-style-name="Default"/>
        <table:table-column table:style-name="co81" table:default-cell-style-name="Default"/>
        <table:table-row table:style-name="ro1">
          <table:table-cell table:style-name="ce232"/>
          <table:table-cell table:style-name="ce299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Pairings 2020: 2020-09-11 – 2020-11-??</text:p>
          </table:table-cell>
          <table:table-cell table:style-name="ce231" table:number-columns-repeated="5"/>
          <table:table-cell/>
          <table:table-cell table:style-name="ce231" table:number-columns-repeated="6"/>
          <table:table-cell table:style-name="ce218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 table:style-name="ce299"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 table:style-name="ce299"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50M00S" calcext:value-type="time">
            <text:p>05:5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number-columns-repeated="3"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a-nancy-mitch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b-nancy</text:p>
          </table:table-cell>
          <table:table-cell table:style-name="ce326" office:value-type="string" calcext:value-type="string">
            <text:p>som-nancy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c-mitch</text:p>
          </table:table-cell>
          <table:table-cell table:style-name="ce326" office:value-type="string" calcext:value-type="string">
            <text:p>som-mitch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a-luke-vader</text:p>
          </table:table-cell>
          <table:table-cell table:style-name="ce326" office:value-type="string" calcext:value-type="string">
            <text:p>som-star_wars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b-luke</text:p>
          </table:table-cell>
          <table:table-cell table:style-name="ce326" office:value-type="string" calcext:value-type="string">
            <text:p>som-luke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c-vader</text:p>
          </table:table-cell>
          <table:table-cell table:style-name="ce326" office:value-type="string" calcext:value-type="string">
            <text:p>som-vader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d-padme-anakin-luke</text:p>
          </table:table-cell>
          <table:table-cell table:style-name="ce326" office:value-type="string" calcext:value-type="string">
            <text:p>som-leia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e-anakin-vader-ffm</text:p>
          </table:table-cell>
          <table:table-cell table:style-name="ce326" office:value-type="string" calcext:value-type="string">
            <text:p>som-sheev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13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<text:span text:style-name="T44">04a-elizabeth</text:span>-bernie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b-elizabeth</text:p>
          </table:table-cell>
          <table:table-cell table:style-name="ce326" office:value-type="string" calcext:value-type="string">
            <text:p>som-elizabeth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c-bernie</text:p>
          </table:table-cell>
          <table:table-cell table:style-name="ce326" office:value-type="string" calcext:value-type="string">
            <text:p>som-bernie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a-jon-tywin</text:p>
          </table:table-cell>
          <table:table-cell table:style-name="ce326" office:value-type="string" calcext:value-type="string">
            <text:p>VgoTP on amaz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10" calcext:value-type="date">
            <text:p>10-10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16" calcext:value-type="date">
            <text:p>10-16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17" calcext:value-type="date">
            <text:p>10-17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8" calcext:value-type="date">
            <text:p>10-18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23" calcext:value-type="date">
            <text:p>10-23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24" calcext:value-type="date">
            <text:p>10-24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25" calcext:value-type="date">
            <text:p>10-25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30" calcext:value-type="date">
            <text:p>10-30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31" calcext:value-type="date">
            <text:p>10-3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1" calcext:value-type="date">
            <text:p>11-0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06" calcext:value-type="date">
            <text:p>11-06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07" calcext:value-type="date">
            <text:p>11-07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8" calcext:value-type="date">
            <text:p>11-08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7"/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13" calcext:value-type="date">
            <text:p>11-13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14" calcext:value-type="date">
            <text:p>11-14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15" calcext:value-type="date">
            <text:p>11-15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67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232"/>
        <table:table-column table:style-name="co46" table:default-cell-style-name="ce299"/>
        <table:table-column table:style-name="co47" table:default-cell-style-name="ce569"/>
        <table:table-column table:style-name="co48" table:default-cell-style-name="ce216"/>
        <table:table-column table:style-name="co49" table:default-cell-style-name="ce232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One-Offs and Few-Offs</text:p>
          </table:table-cell>
          <table:table-cell table:style-name="ce231" table:number-columns-repeated="11"/>
          <table:table-cell/>
          <table:table-cell table:style-name="ce218"/>
          <table:table-cell table:number-columns-repeated="1002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  <table:table-cell table:number-columns-repeated="1002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251" office:value-type="string" calcext:value-type="string">
            <text:p>Sell GoT Paperback</text:p>
          </table:table-cell>
          <table:table-cell table:style-name="ce261" office:value-type="string" calcext:value-type="string">
            <text:p>See few-offs sheet</text:p>
          </table:table-cell>
          <table:table-cell table:number-columns-repeated="8" table:style-name="ce261" office:value-type="string" calcext:value-type="string">
            <text:p>[few-offs]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number-columns-repeated="4" table:style-name="ce261" office:value-type="string" calcext:value-type="string">
            <text:p>[few-offs]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261" office:value-type="string" calcext:value-type="string">
            <text:p>GR politicians-2020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number-columns-repeated="8" table:style-name="ce261" office:value-type="string" calcext:value-type="string">
            <text:p>N/A</text:p>
          </table:table-cell>
          <table:table-cell table:style-name="ce578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261" office:value-type="string" calcext:value-type="string">
            <text:p>GR review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8">
          <table:table-cell table:style-name="ce326" office:value-type="string" calcext:value-type="string">
            <text:p>Fri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1" office:value-type="string" calcext:value-type="string">
            <text:p>primary_voters</text:p>
          </table:table-cell>
          <table:table-cell table:style-name="ce573" office:value-type="string" calcext:value-type="string">
            <text:p>02-primary_voters-after-ninth_debate – <text:span text:style-name="T45">early</text:span></text:p>
          </table:table-cell>
          <table:table-cell table:style-name="ce326" office:value-type="string" calcext:value-type="string">
            <text:p>VPP on amazon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286" office:value-type="string" calcext:value-type="string">
            <text:p>http://bit.ly/twh-vpp2019</text:p>
          </table:table-cell>
          <table:table-cell table:style-name="ce286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26" office:value-type="string" calcext:value-type="string">
            <text:p>vladimir_putin</text:p>
          </table:table-cell>
          <table:table-cell table:style-name="ce574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5M00S" calcext:value-type="time">
            <text:p>04:3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26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326" office:value-type="string" calcext:value-type="string">
            <text:p>som.co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261" office:value-type="string" calcext:value-type="string">
            <text:p>See few-offs sheet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71" table:number-columns-repeated="2"/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234"/>
        <table:table-column table:style-name="co58" table:default-cell-style-name="Default"/>
        <table:table-column table:style-name="co59" table:default-cell-style-name="ce232"/>
        <table:table-column table:style-name="co60" table:default-cell-style-name="Default"/>
        <table:table-column table:style-name="co5" table:default-cell-style-name="ce232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238"/>
          <table:table-cell table:style-name="ce251"/>
          <table:table-cell table:style-name="ce257"/>
          <table:table-cell table:style-name="ce260"/>
          <table:table-cell table:style-name="ce221"/>
          <table:table-cell table:style-name="ce269" office:value-type="string" calcext:value-type="string">
            <text:p>Few Offs – The Daily Drip</text:p>
          </table:table-cell>
          <table:table-cell table:style-name="ce231" table:number-columns-repeated="10"/>
          <table:table-cell/>
        </table:table-row>
        <table:table-row table:style-name="ro4">
          <table:table-cell table:style-name="ce212" office:value-type="string" calcext:value-type="string">
            <text:p>One</text:p>
          </table:table-cell>
          <table:table-cell table:style-name="ce239" office:value-type="string" calcext:value-type="string">
            <text:p>Seq.</text:p>
          </table:table-cell>
          <table:table-cell table:style-name="ce252" table:number-columns-repeated="2"/>
          <table:table-cell table:style-name="ce252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/>
        </table:table-row>
        <table:table-row table:style-name="ro4">
          <table:table-cell table:style-name="ce212" office:value-type="string" calcext:value-type="string">
            <text:p>Off</text:p>
          </table:table-cell>
          <table:table-cell table:style-name="ce239" office:value-type="string" calcext:value-type="string">
            <text:p>No.</text:p>
          </table:table-cell>
          <table:table-cell table:style-name="ce252" office:value-type="string" calcext:value-type="string">
            <text:p>Card</text:p>
          </table:table-cell>
          <table:table-cell table:style-name="ce212" office:value-type="string" calcext:value-type="string">
            <text:p>Date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table:style-name="ce579" office:value-type="string" calcext:value-type="string">
            <text:p>got_christmas</text:p>
          </table:table-cell>
          <table:table-cell table:style-name="ce580"/>
          <table:table-cell table:style-name="ce581" office:value-type="string" calcext:value-type="string">
            <text:p>Card</text:p>
          </table:table-cell>
          <table:table-cell table:style-name="ce319" office:value-type="string" calcext:value-type="string">
            <text:p>People</text:p>
          </table:table-cell>
          <table:table-cell table:style-name="ce239" table:number-columns-repeated="13"/>
          <table:table-cell table:style-name="ce277"/>
        </table:table-row>
        <table:table-row table:style-name="ro5">
          <table:table-cell/>
          <table:table-cell table:style-name="ce240" office:value-type="float" office:value="1" calcext:value-type="float">
            <text:p>1</text:p>
          </table:table-cell>
          <table:table-cell table:style-name="ce251" office:value-type="string" calcext:value-type="string">
            <text:p>Pre-Black Friday</text:p>
          </table:table-cell>
          <table:table-cell table:style-name="ce257" office:value-type="string" calcext:value-type="string">
            <text:p>Jon Snow &amp; Ygritte</text:p>
          </table:table-cell>
          <table:table-cell table:style-name="ce261" office:value-type="string" calcext:value-type="string">
            <text:p>VGoTP <text:s/>book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22H00M00S" calcext:value-type="time">
            <text:p>10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23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261" office:value-type="string" calcext:value-type="string">
            <text:p>VGoTP book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23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23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23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 table:style-name="ce570" office:value-type="string" calcext:value-type="string">
            <text:p>finish_book</text:p>
          </table:table-cell>
          <table:table-cell table:style-name="ce232"/>
          <table:table-cell/>
          <table:table-cell table:style-name="Default"/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82" office:value-type="string" calcext:value-type="string">
            <text:p>Mon. 01/27/2020</text:p>
          </table:table-cell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10"/>
          <table:table-cell table:style-name="ce229"/>
          <table:table-cell table:number-columns-repeated="5"/>
        </table:table-row>
        <table:table-row table:style-name="ro9" table:number-rows-repeated="149">
          <table:table-cell/>
          <table:table-cell table:style-name="ce236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21"/>
        <table:table-column table:style-name="co67" table:default-cell-style-name="ce210"/>
        <table:table-column table:style-name="co68" table:default-cell-style-name="Default"/>
        <table:table-column table:style-name="co58" table:default-cell-style-name="ce231"/>
        <table:table-column table:style-name="co5" table:number-columns-repeated="10" table:default-cell-style-name="ce231"/>
        <table:table-column table:style-name="co69" table:default-cell-style-name="ce218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269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1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3"/>
          <table:table-cell table:style-name="ce276"/>
          <table:table-cell table:style-name="ce346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49"/>
        </table:table-row>
        <table:table-row table:style-name="ro4">
          <table:table-cell table:style-name="ce239" office:value-type="string" calcext:value-type="string">
            <text:p>No.</text:p>
          </table:table-cell>
          <table:table-cell table:style-name="ce212" office:value-type="string" calcext:value-type="string">
            <text:p>Color</text:p>
          </table:table-cell>
          <table:table-cell table:style-name="ce346" office:value-type="string" calcext:value-type="string">
            <text:p>Image Content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239" table:number-columns-repeated="11"/>
          <table:table-cell table:style-name="ce277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84"/>
          <table:table-cell table:style-name="ce251" office:value-type="string" calcext:value-type="string">
            <text:p>Combo image of all 4 Founding Fathers – “<text:span text:style-name="T46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39" table:number-columns-repeated="10"/>
          <table:table-cell table:style-name="ce277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12"/>
          <table:table-cell table:style-name="ce216" office:value-type="string" calcext:value-type="string">
            <text:p>Teamwork Explained – square image – words only</text:p>
          </table:table-cell>
          <table:table-cell table:style-name="ce218" office:value-type="string" calcext:value-type="string">
            <text:p>Mondrian Article<text:span text:style-name="T49">¹</text:span></text:p>
          </table:table-cell>
          <table:table-cell table:style-name="ce239" table:number-columns-repeated="10"/>
          <table:table-cell table:style-name="ce277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251" office:value-type="string" calcext:value-type="string">
            <text:p>Combo image of all 4 Founding Fathers – “<text:span text:style-name="T46">How to Build a Team</text:span>” – blue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16" office:value-type="string" calcext:value-type="string">
            <text:p><text:span text:style-name="T9">Thomas Jeffers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16" office:value-type="string" calcext:value-type="string">
            <text:p>Blue Explained – square image – words only</text:p>
          </table:table-cell>
          <table:table-cell table:style-name="ce218" office:value-type="string" calcext:value-type="string">
            <text:p>Mondrian Article<text:span text:style-name="T49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30">GoT – portrait image – B</text:span>ra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18" office:value-type="string" calcext:value-type="string">
            <text:p><text:span text:style-name="T30">VPP – landscape image – </text:span>Cory Booker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16" office:value-type="string" calcext:value-type="string">
            <text:p><text:span text:style-name="T30">Wire – portrait image – </text:span>Jimmy McNulty</text:p>
          </table:table-cell>
          <table:table-cell table:style-name="ce218" office:value-type="string" calcext:value-type="string">
            <text:p>Gallery page<text:span text:style-name="T49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16" office:value-type="string" calcext:value-type="string">
            <text:p><text:span text:style-name="T30">Blue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16" office:value-type="string" calcext:value-type="string">
            <text:p><text:span text:style-name="T9">Thomas Jeffers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16" office:value-type="string" calcext:value-type="string">
            <text:p>Blue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239"/>
          <table:table-cell table:number-columns-repeated="10"/>
          <table:table-cell table:style-name="ce231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46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251" office:value-type="string" calcext:value-type="string">
            <text:p>Combo image of all 4 Founding Fathers – “<text:span text:style-name="T46">How to Build a Team</text:span>” – green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16" office:value-type="string" calcext:value-type="string">
            <text:p><text:span text:style-name="T9">Alexander Hamil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16" office:value-type="string" calcext:value-type="string">
            <text:p>Green Explained – square image – words only</text:p>
          </table:table-cell>
          <table:table-cell table:style-name="ce218" office:value-type="string" calcext:value-type="string">
            <text:p>Mondrian Article<text:span text:style-name="T49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16" office:value-type="string" calcext:value-type="string">
            <text:p><text:span text:style-name="T30">GoT – portrait image – </text:span>Tywin Lannister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16" office:value-type="string" calcext:value-type="string">
            <text:p><text:span text:style-name="T30">VPP – landscape image – </text:span>Mitch McConnell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16" office:value-type="string" calcext:value-type="string">
            <text:p><text:span text:style-name="T30">Wire – portrait image </text:span> – Bill Rawls</text:p>
          </table:table-cell>
          <table:table-cell table:style-name="ce218" office:value-type="string" calcext:value-type="string">
            <text:p>Gallery page<text:span text:style-name="T49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16" office:value-type="string" calcext:value-type="string">
            <text:p>Green – landscape combo image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16" office:value-type="string" calcext:value-type="string">
            <text:p><text:span text:style-name="T9">Alexander Hamil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16" office:value-type="string" calcext:value-type="string">
            <text:p>Green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239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46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251" office:value-type="string" calcext:value-type="string">
            <text:p>Combo image of all 4 Founding Fathers – “<text:span text:style-name="T46">How to Build a Team</text:span>” – yellow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14"/>
          <table:table-cell table:style-name="ce216" office:value-type="string" calcext:value-type="string">
            <text:p>Yellow Explained – square image – words only</text:p>
          </table:table-cell>
          <table:table-cell table:style-name="ce218" office:value-type="string" calcext:value-type="string">
            <text:p>Mondrian Article<text:span text:style-name="T49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yellow.txt</text:p>
          </table:table-cell>
          <table:table-cell table:style-name="ce231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16" office:value-type="string" calcext:value-type="string">
            <text:p><text:span text:style-name="T30">GoT – portrait image </text:span>– Jon Snow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14"/>
          <table:table-cell table:style-name="ce216" office:value-type="string" calcext:value-type="string">
            <text:p><text:span text:style-name="T30">VPP – landscape image – </text:span>Joe Biden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14"/>
          <table:table-cell table:style-name="ce216" office:value-type="string" calcext:value-type="string">
            <text:p><text:span text:style-name="T30">Wire – portrait image </text:span>– Cedric Daniels</text:p>
          </table:table-cell>
          <table:table-cell table:style-name="ce218" office:value-type="string" calcext:value-type="string">
            <text:p>Gallery page<text:span text:style-name="T49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14"/>
          <table:table-cell table:style-name="ce216" office:value-type="string" calcext:value-type="string">
            <text:p><text:span text:style-name="T30">Yellow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14"/>
          <table:table-cell table:style-name="ce216" office:value-type="string" calcext:value-type="string">
            <text:p>Yellow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239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46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251" office:value-type="string" calcext:value-type="string">
            <text:p>Combo image of all 4 Founding Fathers – “<text:span text:style-name="T46">How to Build a Team</text:span>” – red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16" office:value-type="string" calcext:value-type="string">
            <text:p><text:span text:style-name="T9">Patrick Henry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14"/>
          <table:table-cell table:style-name="ce216" office:value-type="string" calcext:value-type="string">
            <text:p><text:span text:style-name="T30">Red Explained – square image – </text:span>words only</text:p>
          </table:table-cell>
          <table:table-cell table:style-name="ce218" office:value-type="string" calcext:value-type="string">
            <text:p>Mondrian Article<text:span text:style-name="T49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red.txt</text:p>
          </table:table-cell>
          <table:table-cell table:style-name="ce231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14"/>
          <table:table-cell table:style-name="ce216" office:value-type="string" calcext:value-type="string">
            <text:p><text:span text:style-name="T30">GoT – portrait image – </text:span>Cately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14"/>
          <table:table-cell table:style-name="ce216" office:value-type="string" calcext:value-type="string">
            <text:p><text:span text:style-name="T30">VPP – landscape image – </text:span>Donald Trump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14"/>
          <table:table-cell table:style-name="ce216" office:value-type="string" calcext:value-type="string">
            <text:p><text:span text:style-name="T30">Wire – portrait image – </text:span>Frank Subotka</text:p>
          </table:table-cell>
          <table:table-cell table:style-name="ce218" office:value-type="string" calcext:value-type="string">
            <text:p>Gallery page<text:span text:style-name="T49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14"/>
          <table:table-cell table:style-name="ce216" office:value-type="string" calcext:value-type="string">
            <text:p><text:span text:style-name="T30">Red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14"/>
          <table:table-cell table:style-name="ce216" office:value-type="string" calcext:value-type="string">
            <text:p><text:span text:style-name="T47">Patrick Henry</text:span><text:span text:style-name="T48"> – portrait i</text:span>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14"/>
          <table:table-cell table:style-name="ce216" office:value-type="string" calcext:value-type="string">
            <text:p>Red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239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46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1" calcext:value-type="float">
            <text:p>1</text:p>
          </table:table-cell>
          <table:table-cell table:style-name="ce216" office:value-type="string" calcext:value-type="string">
            <text:p>Mondrian Article<text:span text:style-name="T49">¹ is the VPP book excerpt on medium.com – see link in vpp-social sheet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2" calcext:value-type="float">
            <text:p>2</text:p>
          </table:table-cell>
          <table:table-cell table:style-name="ce216" office:value-type="string" calcext:value-type="string">
            <text:p>Gallery page<text:span text:style-name="T49">² is the image gallery page for the wire – seeourminds.com/the_wire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 table:number-rows-repeated="7">
          <table:table-cell/>
          <table:table-cell table:style-name="ce214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table:style-name="ce214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234"/>
        <table:table-column table:style-name="co70" table:default-cell-style-name="Default"/>
        <table:table-column table:style-name="co5" table:default-cell-style-name="ce232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13"/>
          <table:table-cell table:style-name="ce232"/>
          <table:table-cell/>
          <table:table-cell table:style-name="ce232"/>
          <table:table-cell table:style-name="ce334"/>
          <table:table-cell table:style-name="ce231" table:number-columns-repeated="2"/>
          <table:table-cell table:style-name="ce269" office:value-type="string" calcext:value-type="string">
            <text:p>Relationships – The Daily Drip</text:p>
          </table:table-cell>
          <table:table-cell table:style-name="ce231" table:number-columns-repeated="10"/>
          <table:table-cell table:style-name="ce218"/>
        </table:table-row>
        <table:table-row table:style-name="ro4">
          <table:table-cell table:style-name="Default"/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 table:style-name="ce232"/>
          <table:table-cell table:style-name="ce334"/>
          <table:table-cell table:style-name="ce346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</table:table-row>
        <table:table-row table:style-name="ro4">
          <table:table-cell table:style-name="ce314" office:value-type="string" calcext:value-type="string">
            <text:p>Week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Image Content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86" office:value-type="string" calcext:value-type="string">
            <text:p>Jon Snow and Ygritte</text:p>
          </table:table-cell>
          <table:table-cell/>
          <table:table-cell table:style-name="ce232"/>
          <table:table-cell table:style-name="ce251"/>
          <table:table-cell table:style-name="ce587"/>
          <table:table-cell table:style-name="ce239" table:number-columns-repeated="12"/>
          <table:table-cell table:style-name="ce277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5-04" calcext:value-type="date">
            <text:p>05-04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5-05" calcext:value-type="date">
            <text:p>05-05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99" office:value-type="date" office:date-value="2020-05-07" calcext:value-type="date">
            <text:p>05-07</text:p>
          </table:table-cell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/>
          <table:table-cell table:style-name="ce232"/>
          <table:table-cell/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86" office:value-type="string" calcext:value-type="string">
            <text:p>Lucy and Ricky Ricardo</text:p>
          </table:table-cell>
          <table:table-cell/>
          <table:table-cell table:style-name="ce232"/>
          <table:table-cell table:style-name="ce251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Mon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ue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Wed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hu</text:p>
          </table:table-cell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8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8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8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8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8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8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13"/>
        <table:table-column table:style-name="co73" table:default-cell-style-name="ce334"/>
        <table:table-column table:style-name="co58" table:default-cell-style-name="ce231"/>
        <table:table-column table:style-name="co5" table:number-columns-repeated="10" table:default-cell-style-name="ce231"/>
        <table:table-column table:style-name="co74" table:default-cell-style-name="ce218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269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23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14"/>
          <table:table-cell/>
          <table:table-cell table:style-name="ce346" office:value-type="string" calcext:value-type="string">
            <text:p>Link</text:p>
          </table:table-cell>
          <table:table-cell table:style-name="ce239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239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239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50"/>
        </table:table-row>
        <table:table-row table:style-name="ro4">
          <table:table-cell table:style-name="ce212" office:value-type="string" calcext:value-type="string">
            <text:p>Step</text:p>
          </table:table-cell>
          <table:table-cell table:style-name="ce252" office:value-type="string" calcext:value-type="string">
            <text:p>Image Content</text:p>
          </table:table-cell>
          <table:table-cell table:style-name="ce239" office:value-type="string" calcext:value-type="string">
            <text:p>To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39" office:value-type="string" calcext:value-type="string">
            <text:p>Date</text:p>
          </table:table-cell>
          <table:table-cell table:style-name="ce239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51"/>
          <table:table-cell table:style-name="ce239" table:number-columns-repeated="11"/>
          <table:table-cell table:style-name="ce277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Introduce process</text:p>
          </table:table-cell>
          <table:table-cell table:style-name="ce218"/>
          <table:table-cell table:style-name="ce239" table:number-columns-repeated="10"/>
          <table:table-cell table:style-name="ce277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Aspects of process evolve over time – Tom H 1987</text:p>
          </table:table-cell>
          <table:table-cell table:style-name="ce218"/>
          <table:table-cell table:style-name="ce239" table:number-columns-repeated="10"/>
          <table:table-cell table:style-name="ce277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Research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Friends → Movies → Books – Alexander Hamilton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Quiz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MBTI Criticisim Sandwich – Tom H MBTI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 office:value-type="float" office:value="3" calcext:value-type="float">
            <text:p>3</text:p>
          </table:table-cell>
          <table:table-cell table:style-name="ce338"/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Groja Program</text:p>
          </table:table-cell>
          <table:table-cell table:style-name="ce239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Post to Site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Ebook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 office:value-type="string" calcext:value-type="string">
            <text:p>Promotion</text:p>
          </table:table-cell>
          <table:table-cell table:style-name="ce239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style-name="ce238"/>
          <table:table-cell table:style-name="ce338" office:value-type="string" calcext:value-type="string">
            <text:p>Summary</text:p>
          </table:table-cell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/>
          <table:table-cell table:style-name="ce251"/>
          <table:table-cell table:style-name="ce239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4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/>
          <table:table-cell table:style-name="ce239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3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 table:number-rows-repeated="4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 table:number-rows-repeated="3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7">
          <table:table-cell table:style-name="ce238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52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15"/>
        <table:table-column table:style-name="co75" table:default-cell-style-name="Default"/>
        <table:table-column table:style-name="co76" table:default-cell-style-name="ce232"/>
        <table:table-column table:style-name="co5" table:number-columns-repeated="4" table:default-cell-style-name="ce232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15"/>
          <table:table-cell table:style-name="ce212" office:value-type="string" calcext:value-type="string">
            <text:p>Email or</text:p>
          </table:table-cell>
          <table:table-cell table:style-name="ce212" office:value-type="string" calcext:value-type="string" table:number-columns-spanned="2" table:number-rows-spanned="1">
            <text:p>Sent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Received</text:p>
          </table:table-cell>
          <table:covered-table-cell table:style-name="ce212"/>
          <table:table-cell table:style-name="ce215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15" office:value-type="string" calcext:value-type="string">
            <text:p>Person</text:p>
          </table:table-cell>
          <table:table-cell table:style-name="ce212" office:value-type="string" calcext:value-type="string">
            <text:p>Sit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73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1:26:30.541196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07T11:27:44.215515612</dc:date>
    <meta:editing-duration>P124DT3H16M51S</meta:editing-duration>
    <meta:editing-cycles>1504</meta:editing-cycles>
    <meta:document-statistic meta:table-count="12" meta:cell-count="3352" meta:object-count="0"/>
  </office:meta>
</office:document-meta>
</file>